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using System;</text:p>
      <text:p text:style-name="Standard"/>
      <text:p text:style-name="Standard">namespace QuadraticEquation</text:p>
      <text:p text:style-name="Standard">{</text:p>
      <text:p text:style-name="Standard"><text:s text:c="4"/>public class QuadraticEquationSolver</text:p>
      <text:p text:style-name="Standard"><text:s text:c="4"/>{</text:p>
      <text:p text:style-name="Standard"><text:s text:c="8"/>public static Tuple&lt;double, double&gt; Solve(double a, double b, double c)</text:p>
      <text:p text:style-name="Standard"><text:s text:c="8"/>{</text:p>
      <text:p text:style-name="Standard"><text:s text:c="12"/>double discriminant = b * b - 4 * a * c;</text:p>
      <text:p text:style-name="Standard"><text:s text:c="12"/>if (discriminant &lt; 0)</text:p>
      <text:p text:style-name="Standard"><text:s text:c="12"/>{</text:p>
      <text:p text:style-name="Standard"><text:s text:c="16"/>return null; // No real roots</text:p>
      <text:p text:style-name="Standard"><text:s text:c="12"/>}</text:p>
      <text:p text:style-name="Standard"><text:s text:c="12"/>else if (discriminant == 0)</text:p>
      <text:p text:style-name="Standard"><text:s text:c="12"/>{</text:p>
      <text:p text:style-name="Standard"><text:s text:c="16"/>double root = -b / (2 * a);</text:p>
      <text:p text:style-name="Standard"><text:s text:c="16"/>return new Tuple&lt;double, double&gt;(root, root); // One real root</text:p>
      <text:p text:style-name="Standard"><text:s text:c="12"/>}</text:p>
      <text:p text:style-name="Standard"><text:s text:c="12"/>else</text:p>
      <text:p text:style-name="Standard"><text:s text:c="12"/>{</text:p>
      <text:p text:style-name="Standard"><text:s text:c="16"/>double root1 = (-b + Math.Sqrt(discriminant)) / (2 * a);</text:p>
      <text:p text:style-name="Standard"><text:s text:c="16"/>double root2 = (-b - Math.Sqrt(discriminant)) / (2 * a);</text:p>
      <text:p text:style-name="Standard"><text:s text:c="16"/>return new Tuple&lt;double, double&gt;(root1, root2); // Two real roots</text:p>
      <text:p text:style-name="Standard"><text:s text:c="12"/>}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using System;</text:p>
      <text:p text:style-name="Standard">using Xunit;</text:p>
      <text:p text:style-name="Standard"/>
      <text:p text:style-name="Standard">namespace QuadraticEquation.Tests</text:p>
      <text:p text:style-name="Standard">{</text:p>
      <text:p text:style-name="Standard"><text:s text:c="4"/>public class QuadraticEquationSolverTests</text:p>
      <text:p text:style-name="Standard"><text:s text:c="4"/>{</text:p>
      <text:p text:style-name="Standard"><text:s text:c="8"/>[Fact]</text:p>
      <text:p text:style-name="Standard"><text:s text:c="8"/>public void Solve_WhenNoRealRoots_ShouldReturnNull()</text:p>
      <text:p text:style-name="Standard"><text:s text:c="8"/>{</text:p>
      <text:p text:style-name="Standard"><text:s text:c="12"/>// Arrange</text:p>
      <text:p text:style-name="Standard"><text:s text:c="12"/>double a = 1;</text:p>
      <text:p text:style-name="Standard"><text:s text:c="12"/>double b = 2;</text:p>
      <text:p text:style-name="Standard"><text:s text:c="12"/>double c = 3;</text:p>
      <text:p text:style-name="Standard"/>
      <text:p text:style-name="Standard"><text:s text:c="12"/>// Act</text:p>
      <text:p text:style-name="Standard"><text:s text:c="12"/>Tuple&lt;double, double&gt; result = QuadraticEquationSolver.Solve(a, b, c);</text:p>
      <text:p text:style-name="Standard"/>
      <text:p text:style-name="Standard"><text:s text:c="12"/>// Assert</text:p>
      <text:p text:style-name="Standard"><text:s text:c="12"/>Assert.Null(result);</text:p>
      <text:p text:style-name="Standard"><text:s text:c="8"/>}</text:p>
      <text:p text:style-name="Standard"/>
      <text:p text:style-name="Standard"><text:s text:c="8"/>[Fact]</text:p>
      <text:p text:style-name="Standard"><text:s text:c="8"/>public void Solve_WhenOneRealRoot_ShouldReturnTupleWithSameValue()</text:p>
      <text:p text:style-name="Standard"><text:s text:c="8"/>{</text:p>
      <text:p text:style-name="Standard"><text:s text:c="12"/>// Arrange</text:p>
      <text:p text:style-name="Standard"><text:s text:c="12"/>double a = 1;</text:p>
      <text:p text:style-name="Standard"><text:s text:c="12"/>double b = -2;</text:p>
      <text:p text:style-name="Standard"><text:s text:c="12"/>double c = 1;</text:p>
      <text:p text:style-name="Standard"/>
      <text:p text:style-name="Standard"><text:s text:c="12"/>// Act</text:p>
      <text:p text:style-name="Standard"><text:s text:c="12"/>Tuple&lt;double, double&gt; result = QuadraticEquationSolver.Solve(a, b, c);</text:p>
      <text:p text:style-name="Standard"/>
      <text:p text:style-name="Standard"><text:s text:c="12"/>// Assert</text:p>
      <text:p text:style-name="Standard"><text:s text:c="12"/>Assert.NotNull(result);</text:p>
      <text:p text:style-name="Standard"><text:s text:c="12"/>Assert.Equal(-1, result.Item1);</text:p>
      <text:p text:style-name="Standard"><text:s text:c="12"/>Assert.Equal(-1, result.Item2);</text:p>
      <text:p text:style-name="Standard"><text:s text:c="8"/>}</text:p>
      <text:p text:style-name="Standard"/>
      <text:p text:style-name="Standard"><text:s text:c="8"/>[Fact]</text:p>
      <text:p text:style-name="Standard"><text:s text:c="8"/>public void Solve_WhenTwoRealRoots_ShouldReturnTupleWithDifferentValues()</text:p>
      <text:p text:style-name="Standard"><text:s text:c="8"/>{</text:p>
      <text:p text:style-name="Standard"><text:s text:c="12"/>// Arrange</text:p>
      <text:p text:style-name="Standard"><text:s text:c="12"/>double a = 1;</text:p>
      <text:p text:style-name="Standard"><text:s text:c="12"/>double b = -3;</text:p>
      <text:p text:style-name="Standard"><text:s text:c="12"/>double c = 2;</text:p>
      <text:p text:style-name="Standard"/>
      <text:p text:style-name="Standard"><text:s text:c="12"/>// Act</text:p>
      <text:p text:style-name="Standard"><text:s text:c="12"/>Tuple&lt;double, double&gt; result = QuadraticEquationSolver.Solve(a, b, c);</text:p>
      <text:p text:style-name="Standard"/>
      <text:p text:style-name="Standard"><text:s text:c="12"/>// Assert</text:p>
      <text:p text:style-name="Standard"><text:s text:c="12"/>Assert.NotNull(result);</text:p>
      <text:p text:style-name="Standard"><text:soft-page-break/><text:s text:c="12"/>Assert.Equal(1, result.Item1);</text:p>
      <text:p text:style-name="Standard"><text:s text:c="12"/>Assert.Equal(2, result.Item2);</text:p>
      <text:p text:style-name="Standard"><text:s text:c="8"/>}</text:p>
      <text:p text:style-name="Standard"><text:s text:c="4"/>}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2T23:58:08.478000000</meta:creation-date>
    <dc:date>2023-04-13T00:00:20.246000000</dc:date>
    <meta:editing-duration>PT2M12S</meta:editing-duration>
    <meta:editing-cycles>1</meta:editing-cycles>
    <meta:document-statistic meta:table-count="0" meta:image-count="0" meta:object-count="0" meta:page-count="3" meta:paragraph-count="74" meta:word-count="220" meta:character-count="2152" meta:non-whitespace-character-count="1310"/>
    <meta:generator>LibreOffice/7.5.2.2$Windows_X86_64 LibreOffice_project/53bb9681a964705cf672590721dbc85eb4d0c3a2</meta:generator>
  </office:meta>
</office:document-meta>
</file>